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 style:list-style-name="L1">
      <style:text-properties fo:language="ru" fo:country="RU"/>
    </style:style>
    <style:style style:name="P7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З по игре <text:span text:style-name="T1">DarkSwordsClone</text:span></text:p>
      <text:p text:style-name="P2"/>
      <text:p text:style-name="P1"><text:span text:style-name="T1">1.</text:span>Работа над процессом регистрации:</text:p>
      <text:p text:style-name="P2">a)<text:span text:style-name="T2">завести базу данных для хранения вводимой информации требуемой для регистрации в игре (никнейм, логин, пароль). Нажимая на галочку «запомнить логин и пароль» расположенную на регистрационном окне под вводимыми данным произойдет сохранение, занесение и создание в базе данных айди уникального юзера и персонажа.</text:span></text:p>
      <text:p text:style-name="P2">b)<text:span text:style-name="T2">осуществить блокировку кнопок «Готово» <text:s/>и «Далее» до тех пор пока не будут выбраны все необходимые <text:s/>пункты для создания логина и персонажа информация (никнейм, логин, пароль, раса, пол, класс).</text:span></text:p>
      <text:p text:style-name="P2"/>
      <text:p text:style-name="P1">2.Работа над <text:s/>созданием персонажа.</text:p>
      <text:p text:style-name="P2">a) <text:span text:style-name="T2">при выборе класса и расы к айди созданного персонажа осуществить подтягивание баз данных: характеристику и бонус от Класса из базы данных «Класс»; <text:s/>характеристику и бонус от Расы из базы данных «Раса»; базу данных «Инвентарь» </text:span>(<text:span text:style-name="T2">создать отдельно базу данных для «Базовый Инвентарь» полагающийся новосозданным персонажам (</text:span><text:span text:style-name="T3">определенное к-во монет в кармане, рубашка, штаны и прочая простая одежда</text:span>)<text:span text:style-name="T2">; базу данных «Броня» (разблокировывается броня и оружие только 1-го уровня).</text:span></text:p>
      <text:p text:style-name="P2">b<text:span text:style-name="T2">) создать базу данных для апдейтов персонажа (че купил, что надел, что выбросил или поднял, с кем сражался и т.д)</text:span></text:p>
      <text:p text:style-name="P1"/>
      <text:p text:style-name="P1">3.Работа над картой.</text:p>
      <text:p text:style-name="P2">a) <text:span text:style-name="T2">осуществить прорисовку всей карты на панели (в виде клеток): присоединить базу данных «Карта».</text:span></text:p>
      <text:p text:style-name="Text_20_body">b<text:span text:style-name="T2">) осуществлять прорисовку только тех участков пути которые «открыл» персонаж. <text:s text:c="2"/>Движущийся значок героя <text:s/>«открывает» карту после чего пройденные клетки остаются видны всегда (или пока идет процесс игры); информация о передвижениях будет заноситься в базу данных для сохранения апдейтов; клетки пути будут иметь связь с базой данных «Карта».</text:span></text:p>
      <text:p text:style-name="Text_20_body"><text:span text:style-name="T1">c</text:span><text:span text:style-name="T2">)осуществить возможность открывать глобальную карту игры путем двойного щелчка мышью по панели на которой расположена карта.</text:span></text:p>
      <text:p text:style-name="P3">d<text:span text:style-name="T2">)осуществить наполнение локаций карты предметами, дверьми, отрядами. (Доступ к базам данных «Предмет», «Помещения», «Отряды»).</text:span></text:p>
      <text:p text:style-name="P4"/>
      <text:p text:style-name="P4">4.Работа над навигационной системой для пользователя.</text:p>
      <text:p text:style-name="P3">a<text:span text:style-name="T2">) ходьба будет осуществляться четырьмя кнопками «Вверх», «Вниз», «Вправо», «Влево» (4 кнопки на отдельной панели для навигации).</text:span></text:p>
      <text:p text:style-name="P3">b<text:span text:style-name="T2">)доступ к ивентарю героя будет осуществляться через кнопку на той же панели под названием «Инвентарь». Нажатие на нее вызовет еще одну панель где хранится весь инвентарь Героя (база данных «Инвентарь», «Предметы»)</text:span></text:p>
      <text:p text:style-name="P4">с) доступ к сохранению и выходу из игры будет осуществляться вызовом окна с панелью и кнопкой «сохранить и выйти» через расположенную на навигационной панели кнопку «опции»</text:p>
      <text:p text:style-name="P4">d)Кнопка «Параметры» открывает панель на которой отображены уровень силы и маны, а так же поинты до следующего повышения уровня.</text:p>
      <text:p text:style-name="P4"/>
      <text:p text:style-name="P4">5.Работа с предметами игры.</text:p>
      <text:p text:style-name="P3">a)<text:span text:style-name="T2">осуществить заполнение локаций игры всеми видами предметов из базы данных Предмет.</text:span></text:p>
      <text:p text:style-name="P3"><text:soft-page-break/>b<text:span text:style-name="T2">)осуществить потерю прочности брони и оружия во время боя. Связать с получаемым уроном, например: во время сражения, при получении 10 урона снаряжение теряет в прочности на 1. Чем сильнее будет персонаж тем больше урона он наснесет врагу и полчуит меньше урона сам. А значит броня будет терять в прочности меньше и реже. Чем меньше прочность брони тем она слабее.</text:span></text:p>
      <text:p text:style-name="P3">c<text:span text:style-name="T2">)осуществить «возвращение» предметов которые подобрали на то же место где оно было спустя определенное к-во игрового времени.</text:span></text:p>
      <text:p text:style-name="P3">d<text:span text:style-name="T2">)осуществить гарантию постоянного пребывания выброшенной из инвентаря вещи там где ее оставили (из базы данных «Предмет» - «Инвентарь» в базы данных «Предмет» - «Карта», то есть, клетка карты)</text:span></text:p>
      <text:p text:style-name="P3">e<text:span text:style-name="T2">) осуществить невозможность унести, сломать или переместить предметы типа «Дверь». Они должны всегда быть на одной и той же локации.</text:span></text:p>
      <text:p text:style-name="P3">f<text:span text:style-name="T2">)Вещь типа «Сундук» может содержать в себе несколько разных вещей. После открытия сундука его содержимое может поменяться, а сундук оказаться в любой другой локации.</text:span></text:p>
      <text:p text:style-name="P4"/>
      <text:p text:style-name="P4">6.Работа над системой и принципом боя между игровым персонажем и мобом.</text:p>
      <text:p text:style-name="P3">a<text:span text:style-name="T2">) начало боя можно провести с любым мобом с которым игровой персонаж отказался на одной клетке путем двойного клика по аватарке моба. Агрессивный моб нападет сразу, нейтрального можно пройти.</text:span></text:p>
      <text:p text:style-name="P3">b<text:span text:style-name="T2">) Принцип боя — поочередный обмен ударами. Если бой активирован происходит обмен ударами. Первым всегда бьет напавший. Обмен ударами — снятие хп и маны если битва происходит магией. Чем больше сила и максимальный урон тем больше хп снимается с противника и тем быстрее он проигрывает.</text:span></text:p>
      <text:p text:style-name="P3"><text:span text:style-name="T2">с</text:span>) <text:span text:style-name="T2">Побежденным считается тот чей уровень хп составляет -1</text:span></text:p>
      <text:p text:style-name="P3">d)<text:span text:style-name="T2">Побежденному прививается статус «Мертвый моб». С моба с таким статусом можно снимать его инвентарь. Если погибнет герой его тело остается на той локации в которой его убили и ему тоже присваивается статус «Мертвый моб» чтобы возродившийся герой мог снять свой же инвентарь с своего старого трупа который останется при мертвом теле. </text:span></text:p>
      <text:p text:style-name="P3">e) <text:span text:style-name="T2">Когда актитвирован режим боя моб и герой обмениваются ударами: определенной силы урон списывает определенное <text:s/>к-во хп у противника. Чем сильнее урон (крит) тем больше списывается хп.</text:span></text:p>
      <text:p text:style-name="P4"/>
      <text:p text:style-name="P4">7.Работа над инвентарем игрового персонажа.</text:p>
      <text:p text:style-name="P3">a<text:span text:style-name="T2">)базовый инвентарь персонажа может пополнять любыми другими вещами которые он найдет, купит или снимет с противника.</text:span></text:p>
      <text:p text:style-name="P3">b<text:span text:style-name="T2">)осуществить возможность выбрасывать вещь из личного инвентаря через кнопку в личном инвентаре «выбросить»: вещь удалится из личного инвентаря персонажа и останется лежать на той клетке где находился герой когда выбрасывал предмет.</text:span></text:p>
      <text:p text:style-name="P3">c<text:span text:style-name="T2">) Личный инвентарь персонажа будет состоять из определенного количества золота и базовых вещей, а так же иметь определенную вместимость которая будет расти вместе с уровнем персонажа.</text:span></text:p>
      <text:p text:style-name="P3"><text:span text:style-name="T2">d) на личный инвентарь <text:s/>- личный адишник. База данных для апдейтов манипуляций с инвентарем (</text:span><text:span text:style-name="T3">для записи выбрасываемых вещей, покупок, находок и т.д</text:span><text:span text:style-name="T2">).</text:span></text:p>
      <text:p text:style-name="P3"><text:span text:style-name="T2"/></text:p>
      <text:p text:style-name="P4"><text:soft-page-break/>8.Работа над торговлей.</text:p>
      <text:p text:style-name="P4">а)Осуществить соединение по базе данных двух инвентарей — персонажа и торговца, сделать их видимыми друг для друга и добавить доступ персонажа к инвентарю тороговца и наоборот. Осуществить обмен вещами за деньги.</text:p>
      <text:p text:style-name="P3">b<text:span text:style-name="T2">)Осуществить доступ к общим данным о той или иной вещи в инвентаре торговца и персонажа (цена, прочность, уровневый набор и т. д.)</text:span></text:p>
      <text:p text:style-name="P3"><text:span text:style-name="T2">с)Оплата деньгами осуществляется кнопками «Купить» и «Продать» либо щелкнуть дважды мышкой по выбранной вещи и если денег достаточно — вещь переходит в личный инвентарь.</text:span></text:p>
      <text:p text:style-name="P3">d) <text:span text:style-name="T2">если у персонажа нет денег заблокировать возможность покупки вещи у торговца(если «золото» = 0, то покупка вещи невозможна.)</text:span></text:p>
      <text:p text:style-name="P3">e) <text:span text:style-name="T2">сделать по дефолту: у торговцев ВСЕГДА есть определенная сумма при себе. Это гарантирует возможность персонажа всегда закупиться вещами.</text:span></text:p>
      <text:p text:style-name="P3"/>
      <text:p text:style-name="P4">9.Работа над передвижением по карте.</text:p>
      <text:p text:style-name="P4">а) персонаж может двигаться в любом направлении если таково существует. Если поворота в желаемом направлении нет — ход блокируется — персонаж никуда не передвигается.</text:p>
      <text:p text:style-name="P3">b<text:span text:style-name="T2">)передвижение осуществляется кнопками расположенными на специальной панели под названием «Навигация».</text:span></text:p>
      <text:p text:style-name="P3"><text:span text:style-name="T2">с)осуществлять отображение уже пройденного пути и открытых локаций для персонажа всегда. Завести и осуществить заполнение баз данных о том что происходит или находится на клетке на которую ступил персонаж: </text:span><text:span text:style-name="T3">местность, тип поворота, вещи которые могут находиться на ней и отряды. Отображать в виде текста в чате и на отдельной панели. В чате: «На дороге что-то лежит», «На пути находится отряд ...», <text:s/>на панели локации: «Местность: лес», «Локация», «Лихие Земли» «Время суток: ночь».</text:span></text:p>
      <text:p text:style-name="P3"><text:span text:style-name="T4">d</text:span><text:span text:style-name="T3">)Звездочка героя всегда отображена там где персонаж стоит или куда-то направляется.</text:span></text:p>
      <text:p text:style-name="P3"><text:span text:style-name="T4">e</text:span><text:span text:style-name="T3">) На открытой большой карте можно увидеть двери прежде чем до них доберешься, но только при условии, что локация уже была исследована до этого персонажем.</text:span></text:p>
      <text:p text:style-name="P3"><text:span text:style-name="T3"/></text:p>
      <text:p text:style-name="P3"><text:span text:style-name="T3">10.Работа над мобами, их возможностями, снаряжением, и т. п.</text:span></text:p>
      <text:p text:style-name="P3"><text:span text:style-name="T3">а)Моб рандомно гуляет по строго определенной локации ограниченной несколькими клетками. Агрессивный моб навязывает бой в любом случае при столкновении с персонажем. Не агрессивного моба можно пройти или сразиться с ним.</text:span></text:p>
      <text:p text:style-name="P3"><text:span text:style-name="T4">b) </text:span><text:span text:style-name="T3">После убийства моба моб приобретает статус «Убитый моб» который по дефолту дает доступ к его инвентарю.</text:span></text:p>
      <text:p text:style-name="P3"><text:span text:style-name="T3">с)После убийства моб возрождается на той же локации на определенной клетке, но уже уровнем выше. В его инвентаре может поменяться качество или количество вещей нежели до этого. Мобы растут вместе с героем.</text:span></text:p>
      <text:p text:style-name="P3"><text:span text:style-name="T4">d</text:span><text:span text:style-name="T3">)Завести базу данных на смерть и возрождение мобов, а так же их растущий уровень.</text:span></text:p>
      <text:p text:style-name="P3"><text:span text:style-name="T3"/></text:p>
      <text:p text:style-name="P3"><text:span text:style-name="T3">11.Работа над повышением уровня и параметров игрового персонажа.</text:span></text:p>
      <text:p text:style-name="P3"><text:span text:style-name="T3">а) Завести базу данных на рост уровня персонажа (Переход с уровня на уровень, к-во очков до следующего уровня, прибавка хп и к-ва маны с каждым уровнем, открывание доступных </text:span><text:soft-page-break/><text:span text:style-name="T3">уровневых наборов).</text:span></text:p>
      <text:p text:style-name="P3"><text:span text:style-name="T4">b</text:span><text:span text:style-name="T3">)Начало всегда с 1-го уровня. Допустим, 100 пунктов до того чтобы достичь второго уровня.</text:span></text:p>
      <text:p text:style-name="P3"><text:span text:style-name="T3">Есть доступные мобы 1-2 уровней, мыши, крабы, собаки и т. п. За мышку +5, за собаку+7, за краба +10. Убив необходимое к-во мобов персонаж переходит на второй уровень. (если до 2-го уровня +100, персонажу не хватает 5 пунктов, и он убивает собаку которая «стоит» +7, то +5 идет в счет достижения уровня, а оставшиеся 2 хп отправляются в счет достижения следующего уровня).</text:span></text:p>
      <text:p text:style-name="P3"><text:span text:style-name="T3"/></text:p>
      <text:p text:style-name="P3"><text:span text:style-name="T3">12.Работа над повышением уровня и параметров мобов.</text:span></text:p>
      <text:p text:style-name="P3"><text:span text:style-name="T3">а)</text:span></text:p>
      <text:p text:style-name="P3"><text:span text:style-name="T3"/></text:p>
      <text:p text:style-name="P4"/>
      <text:p text:style-name="P4"/>
      <text:list xml:id="list3640595148995708958" text:style-name="L1">
        <text:list-header>
          <text:p text:style-name="P6"/>
        </text:list-header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8M7S</meta:editing-duration>
    <meta:editing-cycles>8</meta:editing-cycles>
    <meta:generator>OpenOffice/4.1.2$Win32 OpenOffice.org_project/412m3$Build-9782</meta:generator>
    <dc:date>2018-03-05T13:21:12.32</dc:date>
    <meta:document-statistic meta:table-count="0" meta:image-count="0" meta:object-count="0" meta:page-count="4" meta:paragraph-count="58" meta:word-count="1285" meta:character-count="8805"/>
    <meta:user-defined meta:name="Info 1"/>
    <meta:user-defined meta:name="Info 2"/>
    <meta:user-defined meta:name="Info 3"/>
    <meta:user-defined meta:name="Info 4"/>
  </office:meta>
</office:document-meta>
</file>